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0cd13d" officeooo:paragraph-rsid="000cd13d"/>
    </style:style>
    <style:style style:name="P2" style:family="paragraph" style:parent-style-name="Preformatted_20_Text">
      <style:text-properties officeooo:paragraph-rsid="000cd13d"/>
    </style:style>
    <style:style style:name="T1" style:family="text">
      <style:text-properties officeooo:rsid="000cd1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ource '</text:span>https://ruby.taobao.org/<text:span text:style-name="T1">'</text:span></text:p>
      <text:p text:style-name="P1"/>
      <text:p text:style-name="P1"/>
      <text:p text:style-name="P1"># Bundle edge Rails instead: gem 'rails', github: 'rails/rails'</text:p>
      <text:p text:style-name="P1">gem 'rails', '4.1.8'</text:p>
      <text:p text:style-name="P1"># Use sqlite3 as the database for Active Record</text:p>
      <text:p text:style-name="P1">gem 'sqlite3'</text:p>
      <text:p text:style-name="P1"># Use SCSS for stylesheets</text:p>
      <text:p text:style-name="P1">gem 'sass-rails', '~&gt; 4.0.3'</text:p>
      <text:p text:style-name="P1"># Use Uglifier as compressor for JavaScript assets</text:p>
      <text:p text:style-name="P1">gem 'uglifier', '&gt;= 1.3.0'</text:p>
      <text:p text:style-name="P1"># Use CoffeeScript for .js.coffee assets and views</text:p>
      <text:p text:style-name="P1">gem 'coffee-rails', '~&gt; 4.0.0'</text:p>
      <text:p text:style-name="P1"># See https://github.com/sstephenson/execjs#readme for more supported runtimes</text:p>
      <text:p text:style-name="P1"># gem 'therubyracer', <text:s/>platforms: :ruby</text:p>
      <text:p text:style-name="P1"/>
      <text:p text:style-name="P1"># Use jquery as the JavaScript library</text:p>
      <text:p text:style-name="P1">gem 'jquery-rails'</text:p>
      <text:p text:style-name="P1"># Turbolinks makes following links in your web application faster. Read more: https://github.com/rails/turbolinks</text:p>
      <text:p text:style-name="P1">gem 'turbolinks'</text:p>
      <text:p text:style-name="P1"># Build JSON APIs with ease. Read more: https://github.com/rails/jbuilder</text:p>
      <text:p text:style-name="P1">gem 'jbuilder', '~&gt; 2.0'</text:p>
      <text:p text:style-name="P1"># bundle exec rake doc:rails generates the API under doc/api.</text:p>
      <text:p text:style-name="P1">gem 'sdoc', '~&gt; 0.4.0', <text:s text:c="9"/>group: :doc</text:p>
      <text:p text:style-name="P1"/>
      <text:p text:style-name="P1"># Spring speeds up development by keeping your application running in the background. Read more: https://github.com/rails/spring</text:p>
      <text:p text:style-name="P1">gem 'spring', <text:s text:c="7"/>group: :development</text:p>
      <text:p text:style-name="P1"/>
      <text:p text:style-name="P1"># Use ActiveModel has_secure_password</text:p>
      <text:p text:style-name="P1"># gem 'bcrypt', '~&gt; 3.1.7'</text:p>
      <text:p text:style-name="P1"/>
      <text:p text:style-name="P1"># Use unicorn as the app server</text:p>
      <text:p text:style-name="P1"># gem 'unicorn'</text:p>
      <text:p text:style-name="P1"/>
      <text:p text:style-name="P1"># Use Capistrano for deployment</text:p>
      <text:p text:style-name="P1"># gem 'capistrano-rails', group: :development</text:p>
      <text:p text:style-name="P1"/>
      <text:p text:style-name="P1"># Use debugger</text:p>
      <text:p text:style-name="P1"># gem 'debugger', group: [:development, :test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4T16:44:53.079189238</dc:date>
    <meta:editing-duration>PT3M14S</meta:editing-duration>
    <meta:editing-cycles>1</meta:editing-cycles>
    <meta:document-statistic meta:table-count="0" meta:image-count="0" meta:object-count="0" meta:page-count="1" meta:paragraph-count="31" meta:word-count="181" meta:character-count="1303" meta:non-whitespace-character-count="1136"/>
    <meta:generator>LibreOffice/4.3.3.2$Linux_X86_64 LibreOffice_project/430m0$Build-2</meta:generator>
  </office:meta>
</office:document-meta>
</file>